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0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1cm"/>
    </style:style>
    <style:style style:name="gr5" style:family="graphic" style:parent-style-name="objectwithoutfill">
      <style:graphic-properties svg:stroke-width="0.05cm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Arrow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4cm" svg:height="0.8cm" svg:x="1.8cm" svg:y="4.5cm">
          <text:p text:style-name="P1"><text:span text:style-name="T1">El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cm" svg:height="0.8cm" svg:x="8.1cm" svg:y="2.2cm">
          <text:p text:style-name="P2"><text:span text:style-name="T2">Managed el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cm" svg:height="3cm" svg:x="0.4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0.9cm" svg:x="2.3cm" svg:y="3cm">
          <text:p text:style-name="P1"><text:span text:style-name="T3">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7cm" svg:height="0.9cm" svg:x="0.6cm" svg:y="3cm">
          <text:p text:style-name="P1"><text:span text:style-name="T3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cm" svg:height="0.9cm" svg:x="4.7cm" svg:y="3cm">
          <text:p text:style-name="P1"><text:span text:style-name="T3">Exec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cm" svg:height="0.9cm" svg:x="1.3cm" svg:y="2.1cm">
          <text:p text:style-name="P1"><text:span text:style-name="T3">Analy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cm" svg:height="0.9cm" svg:x="3.9cm" svg:y="2.1cm">
          <text:p text:style-name="P1"><text:span text:style-name="T3">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6.3cm" svg:height="0.645cm" svg:x="0.4cm" svg:y="1.255cm">
          <draw:text-box>
            <text:p text:style-name="P1"><text:span text:style-name="T4">Autonomic Manager</text:span></text:p>
          </draw:text-box>
        </draw:frame>
        <draw:connector draw:style-name="gr5" draw:text-style-name="P1" draw:layer="layout" draw:type="curve" svg:x1="5.65cm" svg:y1="3.9cm" svg:x2="5.2cm" svg:y2="4.9cm" draw:start-shape="id1" draw:start-glue-point="2" draw:end-shape="id2" draw:end-glue-point="1" svg:d="m5650 3900c0 667-150 1000-450 1000">
          <text:p/>
        </draw:connector>
        <draw:connector draw:style-name="gr5" draw:text-style-name="P1" draw:layer="layout" draw:type="curve" svg:x1="1.8cm" svg:y1="4.9cm" svg:x2="1.45cm" svg:y2="3.9cm" draw:start-shape="id2" draw:start-glue-point="3" draw:end-shape="id3" draw:end-glue-point="2" svg:d="m1800 4900c-234 0-350-333-350-1000">
          <text:p/>
        </draw:connector>
        <draw:custom-shape draw:style-name="gr2" draw:text-style-name="P3" xml:id="id7" draw:id="id7" draw:layer="layout" svg:width="3.2cm" svg:height="0.8cm" svg:x="10.2cm" svg:y="0.2cm">
          <text:p text:style-name="P2"><text:span text:style-name="T2">Managed el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1cm" svg:height="0.8cm" svg:x="9.5cm" svg:y="4.9cm">
          <text:p text:style-name="P2"><text:span text:style-name="T2">Managed el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cm" svg:height="0.8cm" svg:x="13.4cm" svg:y="1.8cm">
          <text:p text:style-name="P2"><text:span text:style-name="T2">Managed el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cm" svg:height="0.8cm" svg:x="12.9cm" svg:y="3.8cm">
          <text:p text:style-name="P2"><text:span text:style-name="T2">Managed elemen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12.6cm" svg:y1="5.3cm" svg:x2="14.4cm" svg:y2="4.6cm" draw:start-shape="id4" draw:start-glue-point="1" draw:end-shape="id5" svg:d="m12600 5300c1200 0 1800-233 1800-700">
          <text:p/>
        </draw:connector>
        <draw:connector draw:style-name="gr6" draw:text-style-name="P2" draw:layer="layout" draw:type="curve" svg:x1="14.4cm" svg:y1="3.8cm" svg:x2="14.9cm" svg:y2="2.6cm" draw:start-shape="id5" draw:start-glue-point="0" draw:end-shape="id6" draw:end-glue-point="2" svg:d="m14400 3800c0-900 500-300 500-1200">
          <text:p/>
        </draw:connector>
        <draw:connector draw:style-name="gr6" draw:text-style-name="P2" draw:layer="layout" draw:type="curve" svg:x1="14.9cm" svg:y1="1.8cm" svg:x2="13.4cm" svg:y2="0.6cm" draw:start-shape="id6" draw:start-glue-point="0" draw:end-shape="id7" svg:d="m14900 1800c0-800-500-1200-1500-1200">
          <text:p/>
        </draw:connector>
        <draw:connector draw:style-name="gr6" draw:text-style-name="P2" draw:layer="layout" draw:type="curve" svg:x1="11.8cm" svg:y1="1cm" svg:x2="13.4cm" svg:y2="2.2cm" draw:start-shape="id7" draw:start-glue-point="2" draw:end-shape="id6" draw:end-glue-point="3" svg:d="m11800 1000c0 800 533 1200 1600 1200">
          <text:p/>
        </draw:connector>
        <draw:connector draw:style-name="gr7" draw:text-style-name="P2" draw:layer="layout" draw:type="curve" svg:x1="12.9cm" svg:y1="4.2cm" svg:x2="11.1cm" svg:y2="2.6cm" draw:start-shape="id5" draw:start-glue-point="3" draw:end-shape="id8" svg:d="m12900 4200c-1350 0-450-1600-1800-1600">
          <text:p/>
        </draw:connector>
        <draw:connector draw:style-name="gr6" draw:text-style-name="P2" draw:layer="layout" draw:type="curve" svg:x1="9.6cm" svg:y1="3cm" svg:x2="11.05cm" svg:y2="4.9cm" draw:start-shape="id8" draw:start-glue-point="2" draw:end-shape="id4" draw:end-glue-point="0" svg:d="m9600 3000c0 1425 1450 475 1450 1900">
          <text:p/>
        </draw:connector>
        <draw:connector draw:style-name="gr6" draw:text-style-name="P2" draw:layer="layout" draw:type="curve" svg:x1="9.6cm" svg:y1="2.2cm" svg:x2="10.2cm" svg:y2="0.6cm" draw:start-shape="id8" draw:start-glue-point="0" draw:end-shape="id7" draw:end-glue-point="3" svg:d="m9600 2200c0-1067 200-1600 600-1600">
          <text:p/>
        </draw:connector>
        <draw:line draw:style-name="gr8" draw:text-style-name="P1" draw:layer="layout" svg:x1="7.9cm" svg:y1="2.1cm" svg:x2="7cm" svg:y2="0.9cm">
          <text:p/>
        </draw:line>
        <draw:line draw:style-name="gr8" draw:text-style-name="P1" draw:layer="layout" svg:x1="8cm" svg:y1="3.1cm" svg:x2="7.1cm" svg:y2="5.5cm">
          <text:p/>
        </draw:line>
        <draw:custom-shape draw:style-name="gr3" draw:text-style-name="P1" draw:layer="layout" svg:width="6.7cm" svg:height="4.6cm" svg:x="0.2cm" svg:y="0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16:15:53</meta:creation-date>
    <dc:date>2013-05-28T16:39:30</dc:date>
    <meta:editing-duration>PT8M26S</meta:editing-duration>
    <meta:editing-cycles>2</meta:editing-cycles>
    <meta:generator>LibreOffice/3.6$Linux_X86_64 LibreOffice_project/360m1$Build-2</meta:generator>
    <meta:document-statistic meta:object-count="25"/>
  </office:meta>
</office:document-meta>
</file>